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1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nexe B: THE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p text:style-name="GPLChapter">Preamble</text:p>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p text:style-name="Text_20_body"/>
      <text:p text:style-name="Text_20_body"/>
      <text:p text:style-name="GPLChapter">GNU General Public License Terms and Conditions for Copying, Distribution and Modification</text:p>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list text:style-name="L1">
        <text:list-item>
          <text:p text:style-name="P3">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list-item>
      </text:list>
      <text:p text:style-name="Text_20_body"/>
      <text:p text:style-name="Text_20_body"/>
      <text:p text:style-name="GPLChapter">No Warranty</text:p>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p text:style-name="P2"/>
      <text:p text:style-name="P2"/>
      <text:p text:style-name="GPLChapter">How to Apply These Terms to Your New Programs</text:p>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PLChapter" style:family="paragraph" style:parent-style-name="Heading_20_3" style:class="text"/>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25T20:19:48</dc:date>
    <dc:language>en-GB</dc:language>
    <meta:editing-cycles>28</meta:editing-cycles>
    <meta:editing-duration>PT1H46M31S</meta:editing-duration>
    <meta:user-defined meta:name="Info 1"/>
    <meta:user-defined meta:name="Info 2"/>
    <meta:user-defined meta:name="Info 3"/>
    <meta:user-defined meta:name="Info 4"/>
    <meta:document-statistic meta:table-count="0" meta:image-count="0" meta:object-count="0" meta:page-count="6" meta:paragraph-count="62" meta:word-count="2986" meta:character-count="17541"/>
  </office:meta>
</office:document-meta>
</file>